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leanCache.setCach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eanCache.setResolution( boolean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eanCache.do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vyCleanCache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eanCache.is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